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paragraph-rsid="001e42f0" style:font-weight-asian="bold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officeooo:paragraph-rsid="001e42f0"/>
    </style:style>
    <style:style style:name="P5" style:family="paragraph" style:parent-style-name="Standard">
      <style:text-properties officeooo:paragraph-rsid="001e42f0"/>
    </style:style>
    <style:style style:name="P6" style:family="paragraph">
      <style:paragraph-properties fo:text-align="center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fo:font-size="13pt" fo:font-weight="bold" officeooo:rsid="00098b52" style:font-size-asian="13pt" style:font-weight-asian="bold" style:font-size-complex="13pt" style:font-weight-complex="bold"/>
    </style:style>
    <style:style style:name="T3" style:family="text">
      <style:text-properties fo:font-size="13pt" fo:font-weight="bold" officeooo:rsid="001e42f0" style:font-size-asian="13pt" style:font-weight-asian="bold" style:font-size-complex="13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6a266" style:font-weight-asian="bold" style:font-weight-complex="bold"/>
    </style:style>
    <style:style style:name="T6" style:family="text">
      <style:text-properties fo:font-weight="bold" officeooo:rsid="001e42f0" style:font-weight-asian="bold" style:font-weight-complex="bold"/>
    </style:style>
    <style:style style:name="T7" style:family="text">
      <style:text-properties officeooo:rsid="001e42f0"/>
    </style:style>
    <style:style style:name="T8" style:family="text">
      <style:text-properties fo:font-weight="normal" officeooo:rsid="0006a266" style:font-weight-asian="normal" style:font-weight-complex="normal"/>
    </style:style>
    <style:style style:name="T9" style:family="text">
      <style:text-properties fo:font-weight="normal" officeooo:rsid="00089f6b" style:font-weight-asian="normal" style:font-weight-complex="normal"/>
    </style:style>
    <style:style style:name="T10" style:family="text">
      <style:text-properties officeooo:rsid="0006a266"/>
    </style:style>
    <style:style style:name="T11" style:family="text">
      <style:text-properties officeooo:rsid="00089f6b"/>
    </style:style>
    <style:style style:name="gr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4"><text:span text:style-name="T1">B.E. </text:span><text:span text:style-name="T2">V</text:span><text:span text:style-name="T3">III</text:span><text:span text:style-name="T2">th</text:span><text:span text:style-name="T1"> Semester (Main &amp; Re ) Examination, December-201</text:span><text:span text:style-name="T3">6</text:span></text:p>
      <text:p text:style-name="P5"/>
      <text:p text:style-name="P4"><text:s text:c="3"/><text:span text:style-name="T5">NON-CONVENTIONAL ENERGY SOURCES </text:span></text:p>
      <text:p text:style-name="P2"/>
      <text:p text:style-name="P4"/>
      <text:p text:style-name="P4"/>
      <text:p text:style-name="P5">Time: Three Hours <text:s text:c="100"/>Maximum Marks:60 <text:s text:c="58"/></text:p>
      <text:p text:style-name="P5"><draw:line text:anchor-type="paragraph" draw:z-index="0" draw:name="Shape1" draw:style-name="gr1" draw:text-style-name="P6" svg:x1="-0.5335in" svg:y1="0.0043in" svg:x2="7.3921in" svg:y2="0.0043in"><text:p/></draw:line></text:p>
      <text:p text:style-name="P5"/>
      <text:p text:style-name="P5"><text:span text:style-name="T4">Note <text:s text:c="11"/></text:span>: Attempt all questions form Sections – A four questions form Sections – B and three</text:p>
      <text:p text:style-name="P5"><text:s text:c="22"/>questions from Section – C.</text:p>
      <text:p text:style-name="P5"><text:span text:style-name="T4">Section – A </text:span>: Filling the blanks /MCQs/True, false <text:s text:c="64"/>1 <text:span text:style-name="T7">X </text:span>10 = 10</text:p>
      <text:p text:style-name="P5"><text:span text:style-name="T4">Section – B</text:span> : Shrot Answer type questions. <text:s text:c="76"/>5 <text:span text:style-name="T7">X</text:span> 4 <text:s text:c="2"/>= 20</text:p>
      <text:p text:style-name="P5"><text:span text:style-name="T4">Section – C</text:span> : Long/descriptive answer type questions. <text:s text:c="58"/>10<text:span text:style-name="T7">X </text:span>3 <text:s/>= 30<text:span text:style-name="T5"> <text:s text:c="4"/></text:span></text:p>
      <text:p text:style-name="Standard"/>
      <text:p text:style-name="Standard"/>
      <text:p text:style-name="P2"><text:span text:style-name="T10">SECTION - </text:span><text:span text:style-name="T11">A</text:span><text:span text:style-name="T10"> <text:s/></text:span></text:p>
      <text:p text:style-name="Standard"/>
      <text:p text:style-name="Standard"/>
      <text:p text:style-name="Standard">1. Write the <text:s/>limitations <text:s/>of solar power.</text:p>
      <text:p text:style-name="Standard"/>
      <text:p text:style-name="Standard">2. What do you undersland by ‘Geothermal energy‘ explain.</text:p>
      <text:p text:style-name="Standard"/>
      <text:p text:style-name="Standard">3. Write Ihe principle of MHD</text:p>
      <text:p text:style-name="Standard"/>
      <text:p text:style-name="Standard">4. Write <text:s/>the applicaliun of renewable energy sources.</text:p>
      <text:p text:style-name="Standard"/>
      <text:p text:style-name="Standard">5. Explain working of Phosphoric Acid Fuel Cell (PAFC).</text:p>
      <text:p text:style-name="Standard"/>
      <text:p text:style-name="Standard"/>
      <text:p text:style-name="Standard"/>
      <text:p text:style-name="P1">SECTION - B</text:p>
      <text:p text:style-name="Standard"/>
      <text:p text:style-name="Standard"/>
      <text:p text:style-name="Standard">1. What is a chemical fuel ?How does it differ from nuclear fuel ? </text:p>
      <text:p text:style-name="Standard"/>
      <text:p text:style-name="Standard">2. Which type of non conventional <text:s/>energy source is the <text:s/>best suitable for rural and agriculture application and why? Explain in detail. </text:p>
      <text:p text:style-name="Standard"/>
      <text:p text:style-name="Standard">3. What are the source of heat for hot <text:s/>springs ? Also explain high flow hot springs. </text:p>
      <text:p text:style-name="Standard"/>
      <text:p text:style-name="Standard">4. What are the <text:s/>different types <text:span text:style-name="T7">o</text:span>f soler cells ? explain working and principle of any two of them .</text:p>
      <text:p text:style-name="Standard"/>
      <text:p text:style-name="Standard">5. Explain the momentum theory in wind power generation . Give the classification of rotor used for Wind generation. </text:p>
      <text:p text:style-name="Standard"/>
      <text:p text:style-name="Standard">6 Explain the factors , which effecting generation of biogas. </text:p>
      <text:p text:style-name="Standard"/>
      <text:p text:style-name="P3"><text:soft-page-break/><text:span text:style-name="T4">SECTION - </text:span><text:span text:style-name="T6">C</text:span></text:p>
      <text:p text:style-name="Standard"/>
      <text:p text:style-name="Standard"/>
      <text:p text:style-name="Standard"><text:span text:style-name="T7">1. </text:span>What do YOU Understand by thermionic effect ? Derive the expression for power and efficiency Of a thermionic generator. </text:p>
      <text:p text:style-name="Standard"/>
      <text:p text:style-name="Standard"><text:span text:style-name="T7">2. </text:span>Draw schematic diagram of an MIID power generating system having heat recovery generator. Explain the functioning of the system. </text:p>
      <text:p text:style-name="Standard"/>
      <text:p text:style-name="Standard">3. Whatv is a fuel cell ? Describe the principle of working of H2- 02 cell. Give also advantage and limitation fuel cell.</text:p>
      <text:p text:style-name="Standard"/>
      <text:p text:style-name="Standard">4. Discribe With the help of heat sketch the construction and working of Wind energy onverswn system (WECS) ? </text:p>
      <text:p text:style-name="Standard"/>
      <text:p text:style-name="P5">5Write short notes on any four: </text:p>
      <text:p text:style-name="P5">(.1) Hour length</text:p>
      <text:p text:style-name="P5">(b) V l characteristics of solar cell </text:p>
      <text:p text:style-name="P5">(c) Aerofoils</text:p>
      <text:p text:style-name="P5">(d) Conventional energy sources </text:p>
      <text:p text:style-name="Standard">(e) anaerobic diagram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9T18:57:25.241635493</meta:creation-date>
    <dc:date>2020-08-29T19:09:41.721536712</dc:date>
    <meta:editing-duration>PT19S</meta:editing-duration>
    <meta:editing-cycles>1</meta:editing-cycles>
    <meta:document-statistic meta:table-count="0" meta:image-count="0" meta:object-count="0" meta:page-count="2" meta:paragraph-count="32" meta:word-count="329" meta:character-count="2301" meta:non-whitespace-character-count="1576"/>
    <meta:generator>LibreOffice/6.4.6.2$Linux_X86_64 LibreOffice_project/40$Build-2</meta:generator>
  </office:meta>
</office:document-meta>
</file>